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382cf" officeooo:paragraph-rsid="000382cf"/>
    </style:style>
    <style:style style:name="P2" style:family="paragraph" style:parent-style-name="Standard">
      <style:text-properties officeooo:paragraph-rsid="0003b92f"/>
    </style:style>
    <style:style style:name="T1" style:family="text">
      <style:text-properties officeooo:rsid="000382cf"/>
    </style:style>
    <style:style style:name="T2" style:family="text">
      <style:text-properties officeooo:rsid="0006d811"/>
    </style:style>
    <style:style style:name="T3" style:family="text">
      <style:text-properties officeooo:rsid="0007b3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8"/><text:span text:style-name="T1">NSA LAB</text:span></text:p>
      <text:p text:style-name="Standard"><text:s text:c="46"/></text:p>
      <text:p text:style-name="Standard"><text:span text:style-name="T1">1)</text:span> <text:s text:c="3"/></text:p>
      <text:p text:style-name="Standard">exam@debian:~$ mkdir seles</text:p>
      <text:p text:style-name="Standard">exam@debian:~$ cd seles</text:p>
      <text:p text:style-name="Standard">exam@debian:~/seles$ mkdir lo1</text:p>
      <text:p text:style-name="Standard">exam@debian:~/seles$ mkdir lo2</text:p>
      <text:p text:style-name="Standard">exam@debian:~/seles$ mkdir lo3</text:p>
      <text:p text:style-name="Standard">exam@debian:~/seles$ cd lo1</text:p>
      <text:p text:style-name="Standard">exam@debian:~/seles/lo1$ cat &gt; saless1.txt</text:p>
      <text:p text:style-name="Standard">ab <text:s text:c="3"/></text:p>
      <text:p text:style-name="Standard">cd</text:p>
      <text:p text:style-name="Standard">ef</text:p>
      <text:p text:style-name="Standard">exam@debian:~/seles/lo1$ cat &gt; saless2.txt</text:p>
      <text:p text:style-name="Standard">gh</text:p>
      <text:p text:style-name="Standard">ij</text:p>
      <text:p text:style-name="Standard">kl</text:p>
      <text:p text:style-name="Standard">exam@debian:~/seles/lo1$ cat &gt; saless3.txt</text:p>
      <text:p text:style-name="Standard">mn</text:p>
      <text:p text:style-name="Standard">op</text:p>
      <text:p text:style-name="Standard">qr</text:p>
      <text:p text:style-name="Standard">exam@debian:~/seles/lo1$ cd ..</text:p>
      <text:p text:style-name="Standard">exam@debian:~/seles$ cd lo2</text:p>
      <text:p text:style-name="Standard">exam@debian:~/seles/lo2$ cat &gt; purch1.txt</text:p>
      <text:p text:style-name="Standard">11</text:p>
      <text:p text:style-name="Standard">22</text:p>
      <text:p text:style-name="Standard">33</text:p>
      <text:p text:style-name="Standard">44</text:p>
      <text:p text:style-name="Standard">exam@debian:~/seles/lo2$ cat &gt; purch2.txt</text:p>
      <text:p text:style-name="Standard">00</text:p>
      <text:p text:style-name="Standard">11</text:p>
      <text:p text:style-name="Standard">321</text:p>
      <text:p text:style-name="Standard">987</text:p>
      <text:p text:style-name="Standard">exam@debian:~/seles/lo2$ cd ..</text:p>
      <text:p text:style-name="Standard">exam@debian:~/seles$ cd lo3</text:p>
      <text:p text:style-name="Standard">exam@debian:~/seles/lo3$ cat &gt; stok1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a</text:p>
      <text:p text:style-name="Standard">b</text:p>
      <text:p text:style-name="Standard">c</text:p>
      <text:p text:style-name="Standard">exam@debian:~/seles/lo3$ cat &gt; stok2.txt</text:p>
      <text:p text:style-name="Standard">zxcv</text:p>
      <text:p text:style-name="Standard">asdf</text:p>
      <text:p text:style-name="Standard"><text:soft-page-break/>wert</text:p>
      <text:p text:style-name="Standard">uio</text:p>
      <text:p text:style-name="Standard">exam@debian:~/seles/lo3$ cd ..</text:p>
      <text:p text:style-name="P2">exam@debian:~/seles$ cat ~/seles/lo2/purch1.txt &gt;&gt; ~/seles/lo2/purch2.txt</text:p>
      <text:p text:style-name="P2">exam@debian:~/seles$ <text:s/>cat ~/seles/lo2/purch2.txt &gt;&gt; ~/seles/lo2/purch3.txt</text:p>
      <text:p text:style-name="Standard">exam@debian:~/seles$ cd lo2</text:p>
      <text:p text:style-name="Standard">exam@debian:~/seles/lo2$ ls</text:p>
      <text:p text:style-name="Standard">purch1.txt <text:s/>purch2.txt <text:s/>purch3.txt</text:p>
      <text:p text:style-name="Standard">exam@debian:~/seles/lo2$ cat purch3.txt</text:p>
      <text:p text:style-name="Standard">00</text:p>
      <text:p text:style-name="Standard">11</text:p>
      <text:p text:style-name="Standard">321</text:p>
      <text:p text:style-name="Standard">987</text:p>
      <text:p text:style-name="Standard">11</text:p>
      <text:p text:style-name="Standard">22</text:p>
      <text:p text:style-name="Standard">33</text:p>
      <text:p text:style-name="Standard">44</text:p>
      <text:p text:style-name="Standard">exam@debian:~/seles/lo2$ cp ~/seles/lo2/purch3.txt ~/seles/lo3/stok3.txt</text:p>
      <text:p text:style-name="Standard">exam@debian:~/seles/lo2$ cd ..</text:p>
      <text:p text:style-name="Standard">exam@debian:~/seles$ cd lo3</text:p>
      <text:p text:style-name="Standard">exam@debian:~/seles/lo3$ ls</text:p>
      <text:p text:style-name="Standard">stok1.txt <text:s/>stok2.txt <text:s/>stok3.txt</text:p>
      <text:p text:style-name="Standard">exam@debian:~/seles/lo3$ cat stok3.txt</text:p>
      <text:p text:style-name="Standard">00</text:p>
      <text:p text:style-name="Standard">11</text:p>
      <text:p text:style-name="Standard">321</text:p>
      <text:p text:style-name="Standard">987</text:p>
      <text:p text:style-name="Standard">11</text:p>
      <text:p text:style-name="Standard">22</text:p>
      <text:p text:style-name="Standard">33</text:p>
      <text:p text:style-name="Standard">44</text:p>
      <text:p text:style-name="Standard">exam@debian:~/seles/lo3$ cd ..</text:p>
      <text:p text:style-name="Standard">exam@debian:~/seles$ head -n 10 stok1.txt</text:p>
      <text:p text:style-name="Standard">head: cannot open 'stok1.txt' for reading: No such file or directory</text:p>
      <text:p text:style-name="Standard">exam@debian:~/seles$ cd loc3</text:p>
      <text:p text:style-name="Standard">bash: cd: loc3: No such file or directory</text:p>
      <text:p text:style-name="Standard">exam@debian:~/seles$ cd lo3</text:p>
      <text:p text:style-name="Standard">exam@debian:~/seles/lo3$ head -n 10 stok1.txt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exam@debian:~/seles/lo3$ cd ..</text:p>
      <text:p text:style-name="Standard">exam@debian:~/seles$ ls -al</text:p>
      <text:p text:style-name="Standard">total 20</text:p>
      <text:p text:style-name="Standard">drwxr-xr-x <text:s/>5 exam exam 4096 Oct <text:s/>8 14:30 .</text:p>
      <text:p text:style-name="Standard"><text:soft-page-break/>drwxr-xr-x 33 exam exam 4096 Oct <text:s/>8 14:29 ..</text:p>
      <text:p text:style-name="Standard">drwxr-xr-x <text:s/>2 exam exam 4096 Oct <text:s/>8 14:31 lo1</text:p>
      <text:p text:style-name="Standard">drwxr-xr-x <text:s/>2 exam exam 4096 Oct <text:s/>8 14:34 lo2</text:p>
      <text:p text:style-name="Standard">drwxr-xr-x <text:s/>2 exam exam 4096 Oct <text:s/>8 14:36 lo3</text:p>
      <text:p text:style-name="Standard">exam@debian:~/seles$ cd lo3</text:p>
      <text:p text:style-name="Standard">exam@debian:~/seles/lo3$ chmod a-rw stok3.txt</text:p>
      <text:p text:style-name="Standard">exam@debian:~/seles/lo3$ chmod a+rwx stok3.txt</text:p>
      <text:p text:style-name="Standard">exam@debian:~/seles/lo3$ chmod a + rwx stok3.txt</text:p>
      <text:p text:style-name="Standard">chmod: invalid mode: ‘a’</text:p>
      <text:p text:style-name="Standard">Try 'chmod --help' for more information.</text:p>
      <text:p text:style-name="Standard">exam@debian:~/seles/lo3$ chmod a+ rwx stok3.txt</text:p>
      <text:p text:style-name="Standard">chmod: cannot access 'rwx': No such file or directory</text:p>
      <text:p text:style-name="Standard">exam@debian:~/seles/lo3$ chmod a+rwx stok3.txt</text:p>
      <text:p text:style-name="Standard">exam@debian:~/seles/lo3$ cd ..</text:p>
      <text:p text:style-name="Standard">exam@debian:~/seles$ chmod a+rwx stok3.txt</text:p>
      <text:p text:style-name="Standard">chmod: cannot access 'stok3.txt': No such file or directory</text:p>
      <text:p text:style-name="Standard">exam@debian:~/seles$ ls -l stok3.txt</text:p>
      <text:p text:style-name="Standard">ls: cannot access 'stok3.txt': No such file or directory</text:p>
      <text:p text:style-name="Standard">exam@debian:~/seles$ cd lo3</text:p>
      <text:p text:style-name="Standard">exam@debian:~/seles/lo3$ ls -l stok3.txt</text:p>
      <text:p text:style-name="Standard">-rwxrwxrwx 1 exam exam 26 Oct <text:s/>8 14:36 stok3.txt</text:p>
      <text:p text:style-name="Standard">exam@debian:~/seles/lo3$ chmod a+rwx stok3.txt</text:p>
      <text:p text:style-name="Standard">exam@debian:~/seles/lo3$ ls -l stok3.txt</text:p>
      <text:p text:style-name="Standard">-rwxrwxrwx 1 exam exam 26 Oct <text:s/>8 14:36 stok3.txt</text:p>
      <text:p text:style-name="Standard">exam@debian:~/seles/lo3$ </text:p>
      <text:p text:style-name="Standard"/>
      <text:p text:style-name="Standard"/>
      <text:p text:style-name="Standard"/>
      <text:p text:style-name="Standard"/>
      <text:p text:style-name="P1">2)</text:p>
      <text:p text:style-name="P1">echo -e "Menu\n 1.volume of cube \n 2.volume of sphere \n 3.volume of cylender \n"</text:p>
      <text:p text:style-name="P1">echo "enter your choice"</text:p>
      <text:p text:style-name="P1">read ch</text:p>
      <text:p text:style-name="P1">case $ch in</text:p>
      <text:p text:style-name="P1"><text:s text:c="4"/>1)echo "enter the sides of cube"</text:p>
      <text:p text:style-name="P1"><text:s text:c="6"/>read a</text:p>
      <text:p text:style-name="P1"><text:s text:c="6"/>vol=`expr $a \* $a \* $a`</text:p>
      <text:p text:style-name="P1"><text:s text:c="6"/>echo "volume of cube is : $vol" ;;</text:p>
      <text:p text:style-name="P1"><text:s text:c="4"/></text:p>
      <text:p text:style-name="P1"><text:s text:c="4"/>2)echo "enter the radius of sphere"</text:p>
      <text:p text:style-name="P1"><text:s text:c="6"/>read r</text:p>
      <text:p text:style-name="P1"><text:s text:c="6"/>v=$(expr 4 \* 22 \* $r \* $r \* $r / 3 / <text:span text:style-name="T2">7</text:span>)</text:p>
      <text:p text:style-name="P1"><text:s text:c="6"/>echo "volume of sphere is : $v" ;;</text:p>
      <text:p text:style-name="P1"/>
      <text:p text:style-name="P1"><text:s text:c="4"/>3)echo "enter the radius of cylender"</text:p>
      <text:p text:style-name="P1"><text:s text:c="7"/>read r</text:p>
      <text:p text:style-name="P1"><text:s text:c="7"/>echo "enter the height of the cylender"</text:p>
      <text:p text:style-name="P1"><text:s text:c="7"/>read h</text:p>
      <text:p text:style-name="P1"><text:s text:c="7"/>vol=$(expr 22 <text:s/>\* $r \* $r \* $h/<text:span text:style-name="T2">7</text:span>)</text:p>
      <text:p text:style-name="P1"><text:s text:c="7"/>echo "volume of cube is : $vol" ;;</text:p>
      <text:p text:style-name="P1"/>
      <text:p text:style-name="P1">esac</text:p>
      <text:p text:style-name="P1"><text:soft-page-break/></text:p>
      <text:p text:style-name="P1"/>
      <text:p text:style-name="P1">OUTPUT:</text:p>
      <text:p text:style-name="P1">exam@debian:~/seles$ bash vol.sh</text:p>
      <text:p text:style-name="P1">Menu</text:p>
      <text:p text:style-name="P1"><text:s/>1.volume of cube </text:p>
      <text:p text:style-name="P1"><text:s/>2.volume of sphere </text:p>
      <text:p text:style-name="P1"><text:s/>3.volume of cylender </text:p>
      <text:p text:style-name="P1"/>
      <text:p text:style-name="P1">enter your choice</text:p>
      <text:p text:style-name="P1">1</text:p>
      <text:p text:style-name="P1">enter the sides of cube</text:p>
      <text:p text:style-name="P1">2</text:p>
      <text:p text:style-name="P1">volume of cube is : 8</text:p>
      <text:p text:style-name="P1">exam@debian:~/seles$ bash vol.sh</text:p>
      <text:p text:style-name="P1">Menu</text:p>
      <text:p text:style-name="P1"><text:s/>1.volume of cube </text:p>
      <text:p text:style-name="P1"><text:s/>2.volume of sphere </text:p>
      <text:p text:style-name="P1"><text:s/>3.volume of cylender </text:p>
      <text:p text:style-name="P1"/>
      <text:p text:style-name="P1">enter your choice</text:p>
      <text:p text:style-name="P1">2</text:p>
      <text:p text:style-name="P1">enter the radius of sphere</text:p>
      <text:p text:style-name="P1">3</text:p>
      <text:p text:style-name="P1">volume of sphere is : 1<text:span text:style-name="T3">13</text:span></text:p>
      <text:p text:style-name="P1">exam@debian:~/seles$ bash vol.sh</text:p>
      <text:p text:style-name="P1">Menu</text:p>
      <text:p text:style-name="P1"><text:s/>1.volume of cube </text:p>
      <text:p text:style-name="P1"><text:s/>2.volume of sphere </text:p>
      <text:p text:style-name="P1"><text:s/>3.volume of cylender </text:p>
      <text:p text:style-name="P1"/>
      <text:p text:style-name="P1">enter your choice</text:p>
      <text:p text:style-name="P1">3</text:p>
      <text:p text:style-name="P1">enter the radius of cylender</text:p>
      <text:p text:style-name="P1">2</text:p>
      <text:p text:style-name="P1">enter the height of the cylender</text:p>
      <text:p text:style-name="P1">4</text:p>
      <text:p text:style-name="P1">volume of cube is : <text:span text:style-name="T3">50</text:span></text:p>
      <text:p text:style-name="P1">exam@debian:~/seles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5:37:46.555665511</meta:creation-date>
    <dc:date>2021-10-08T15:50:46.893631512</dc:date>
    <meta:editing-duration>PT6M18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4" meta:paragraph-count="184" meta:word-count="570" meta:character-count="3900" meta:non-whitespace-character-count="3287"/>
  </office:meta>
</office:document-meta>
</file>